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1in" fo:margin-right="0in" fo:text-indent="-0.25in" style:auto-text-indent="false"/>
    </style:style>
    <style:style style:name="P2" style:family="paragraph" style:parent-style-name="Standard" style:list-style-name="WWNum3">
      <style:paragraph-properties fo:margin-left="1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454k1d2wxwkk"/>Projeto Software Orçamento</text:p>
      <text:p text:style-name="Heading_20_1"><text:bookmark text:name="_ii4we3wh3bap"/>Organização</text:p>
      <text:p text:style-name="Standard">funcionamento:</text:p>
      <text:list xml:id="list272521617" text:style-name="WWNum2">
        <text:list-item>
          <text:p text:style-name="P1">montar o git e GitHub para versionar todo o projeto;</text:p>
        </text:list-item>
      </text:list>
      <text:list xml:id="list2931891069" text:style-name="WWNum3">
        <text:list-item>
          <text:p text:style-name="P2">estabelecimento de requisitos (funcionais e não funcionais);</text:p>
        </text:list-item>
        <text:list-item>
          <text:p text:style-name="P2">pré regras de negócio;</text:p>
        </text:list-item>
        <text:list-item>
          <text:p text:style-name="P2">diagrama de casos de uso;</text:p>
        </text:list-item>
        <text:list-item>
          <text:p text:style-name="P2">regras de negócios 2;</text:p>
        </text:list-item>
        <text:list-item>
          <text:p text:style-name="P2">diagrama de classes;</text:p>
        </text:list-item>
        <text:list-item>
          <text:p text:style-name="P2">Banco de dados (diagrama entidade relacionamento);</text:p>
        </text:list-item>
        <text:list-item>
          <text:p text:style-name="P2"><text:s/>diagrama de sequência;</text:p>
        </text:list-item>
        <text:list-item>
          <text:p text:style-name="P2">diagrama <text:s/>de atividades;</text:p>
        </text:list-item>
        <text:list-item>
          <text:p text:style-name="P2">diagrama de implantação e componentes</text:p>
        </text:list-item>
        <text:list-item>
          <text:p text:style-name="P2">estabelecimento das ferramentas para o desenvolvimento;</text:p>
        </text:list-item>
        <text:list-item>
          <text:p text:style-name="P2">montar <text:s/>product backlog (user stories);</text:p>
        </text:list-item>
        <text:list-item>
          <text:p text:style-name="P2">estabelecer sprints.</text:p>
        </text:list-item>
      </text:list>
      <text:p text:style-name="P4">Regras negócio</text:p>
      <text:p text:style-name="Standard"/>
      <text:p text:style-name="Standard">O usuário entre e pode lançar gastos e créditos ocorridos no tempo e também pode consultar </text:p>
      <text:p text:style-name="Standard"/>
      <text:list xml:id="list4043417616" text:style-name="WWNum1">
        <text:list-item>
          <text:p text:style-name="P3">Crie um banco de dados chamado projeto e conecte-se ao banco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50%" fo:text-align="justify" style:justify-single-word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50%" fo:text-align="justify" style:justify-single-word="false" fo:keep-together="always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9" meta:word-count="111" meta:character-count="679" meta:non-whitespace-character-count="597"/>
    <meta:generator>LibreOfficeDev/6.0.5.2$Linux_X86_64 LibreOffice_project/</meta:generator>
  </office:meta>
</office:document-meta>
</file>